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List_20_1" style:list-style-name="Numbering_20_1">
      <style:text-properties fo:font-weight="bold" style:font-weight-asian="bold" style:font-weight-complex="bold"/>
    </style:style>
    <style:style style:name="P3" style:family="paragraph" style:parent-style-name="Text_20_body" style:list-style-name="Numbering_20_1"/>
    <style:style style:name="P4" style:family="paragraph" style:parent-style-name="Text_20_body" style:list-style-name="Numbering_20_1">
      <style:text-properties fo:font-weight="bold" style:font-weight-asian="bold" style:font-weight-complex="bold"/>
    </style:style>
    <style:style style:name="P5" style:family="paragraph" style:parent-style-name="Text_20_body" style:list-style-name="Numbering_20_1">
      <style:paragraph-properties fo:text-align="center" style:justify-single-word="false"/>
    </style:style>
    <style:style style:name="P6" style:family="paragraph" style:parent-style-name="Text_20_body" style:list-style-name="Numbering_20_1">
      <style:text-properties fo:font-weight="normal" style:font-weight-asian="normal" style:font-weight-complex="normal"/>
    </style:style>
    <style:style style:name="P7" style:family="paragraph" style:parent-style-name="Text_20_body" style:list-style-name="Numbering_20_1">
      <style:paragraph-properties fo:break-before="page"/>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left"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mka1" text:anchor-type="page" text:anchor-page-number="5" svg:x="1.3382in" svg:y="1.0154in" svg:width="5.8236in" draw:z-index="18">
        <draw:text-box fo:min-height="3.1807in">
          <text:p text:style-name="Illustration"><draw:frame draw:style-name="fr5" draw:name="Obiekt5" text:anchor-type="paragraph" svg:x="0.0016in" svg:y="0in" svg:width="5.8228in" style:rel-width="100%" svg:height="2.922in" style:rel-height="scale" draw:z-index="19"><draw:object xlink:href="./Object 5" xlink:type="simple" xlink:show="embed" xlink:actuate="onLoad"/><draw:image xlink:href="./ObjectReplacements/Object 5" xlink:type="simple" xlink:show="embed" xlink:actuate="onLoad"/></draw:frame>Ilustracja <text:sequence text:ref-name="refIllustration1" text:name="Illustration" text:formula="ooow:Illustration+1" style:num-format="1">3</text:sequence>: Zależność jakości naiwnego klasyfikatora bayessowskiego od procentowego udziału spamu</text:p>
        </draw:text-box>
      </draw:frame>
      <text:p text:style-name="Standard">Michał Kołodziejski</text:p>
      <text:p text:style-name="Standard">Marek Skrajnowski</text:p>
      <text:h text:style-name="Heading_20_1" text:outline-level="1">Projekt MOW</text:h>
      <text:h text:style-name="Heading_20_2" text:outline-level="2">Filtrowanie Spamu</text:h>
      <text:list xml:id="list1717646358" text:style-name="Numbering_20_1">
        <text:list-item>
          <text:p text:style-name="P2">Temat Projektu</text:p>
          <text:p text:style-name="P3">Przedmiotem projektu było stworzenie mechanizmu filtrującego wiadomości e-mail pod kątem wiadomości niepożądanych - „spamu”. Realizacja polegała na stworzeniu klasyfikatora, który po "nauczeniu się" na zbiorze treningowym, będzie w stanie klasyfikować wiadomości do jednej z dwóch kategorii: „spam” albo „ham” („nie-spam”).</text:p>
          <text:p text:style-name="P3">W celu osiągnięcia jak największej skuteczności filtrowania wiadomości, wybraliśmy 3 metody klasyfikacji, a następnie porównaliśmy uzyskane za ich pomocą wyniki. W przypadku każdego z algorytmów, postaraliśmy się zbadać wpływ różnych parametrów na jakość klasyfikacji.</text:p>
        </text:list-item>
        <text:list-item>
          <text:p text:style-name="P4">Charakterystyka Zbiorów Danych</text:p>
          <text:p text:style-name="P3">Danymi do uczenia oraz testowania były zbiory "surowych" wiadomości e-mail pochodzące ze SpamAssassin Public Corpus. Wśród nich występują zestawy wiadomości oznaczonych jako niepożądane ("spam") oraz zestawy wiadomości pożądanych ("ham"). Wiadomości pożądane są dodatkowo podzielone wg trudności, tzn. podobieństwa do wiadomości niepożądanych, na łatwe i trudne. Zbiory uczące oraz testowe były tworzone losowo spośród wszystkich wiadomości, lecz zachowując pożądaną proporcję spamu w stosunku do nie-spamu.</text:p>
          <text:p text:style-name="P3">W ramach przetwarzania wstępnego usunięte zostały wszelkie nagłówki wiadomości e-mail, liczby oraz ewentualne znaczniki html, pozostawiając do analizy jedynie treść dokumentu. Podczas wczytywania wiadomości (z wykorzystaniem zmodyfikowanej funkcji 'textmatrix' z pakietu 'lsa') usuwane były nieistotne z punktu widzenia treści słowa ("stopwords"), słowa zbyt rzadkie oraz zbyt powszechne (progi określane były procentowo, w większości przypadków jako występujące w odpowiednio &lt;1% i &gt;65% wszystkich wiadomości). Na pozostałych słowach przeprowadzany był "stemming", aby ujednolicić wiele odmian tych samych słów. Dokumenty, które po zastosowaniu wyżej wymienionych filtrów nie posiadają rządnych słów, są odrzucane. W razie problemów wydajnościowych ograniczana była także odgórnie liczba ładowanych słów, aby zwiększyć kontrolę nad rozmiarami danych. W takim przypadku odrzucane były słowa najrzadziej powtarzające się w całym zbiorze, bez uwzględnienia powtórzeń w poszczególnych dokumentach.</text:p>
          <text:p text:style-name="P3">Ostatecznym formatem danych, na którym pracowały klasyfikatory, jest "data frame" zawierający macierz liczby wystąpień słów w poszczególnych dokumentach, przy czym atrybutami (kolumnami) są kolejne słowa spełniające wcześniej wymienione kryteria, a przykładami (wierszami) są załadowane dokumenty.</text:p>
        </text:list-item>
        <text:list-item>
          <text:p text:style-name="P7">Wykorzystane Algorytmy</text:p>
          <text:list>
            <text:list-item>
              <text:p text:style-name="P4">Naiwny Klasyfikator Bayessowski</text:p>
              <text:p text:style-name="P3">W przypadku tego algorytmu, wykorzystaliśmy gotową implementację w postaci funkcji 'naiveBayes' z biblioteki 'e1071'. Przed tym wyborem, podjęliśmy próbę wykorzystania podobnej funkcji ('NaiveBayes') z biblioteki 'klaR', lecz dawała ona znacznie gorsze rezultaty. Wykorzystywana przez nas implementacja posiada jedną wadę - w przypadku tak dużego zbioru przetwarzanych danych, prawdopodobieństwa a posteriori zwracane przez funkcję 'predict' w zdecydowanej większości przypadków miały wartość 'NaN'. Błąd ten (jak przypuszczamy - w bibliotece e1071) uniemożliwił nam stworzenie wykresów ROC dla klasyfikacji bayesowskiej. Zarówno do uczenia, jak i do klasyfikacji, dane przekształcane były do postaci macierzy binarnej, a więc pod uwagę był brany jedynie fakt wystąpienia danego słowa w dokumencie, lub jego brak. Dane w takiej postaci dawały lepsze wyniki klasyfikacji, niż macierz przechowująca liczbę wystąpień słów w dokumentach.</text:p>
            </text:list-item>
            <text:list-item>
              <text:p text:style-name="P4">Klasyfikator k-Najbliższych Sąsiadów</text:p>
              <text:p text:style-name="P3">Algorytm kNN klasyfikuje przykłady znajdując ich najbliższe otoczenie w zbiorze trenującym oraz agregując klasy występujących w tym otoczeniu k przykładów uczących. Otoczenie jest określane przez wybraną miarę (nie)podobieństwa, np. odległość euklidesową lub kosinusową, która szczególnie dobrze sprawdza się w problemach klasyfikacji tekstu. Najczęściej stosowane są dwa sposoby agregacji kategorii, w zależności od wartości jakie może ona przyjmować. Do przewidywania atrybutów ciągłych lub uporządkowanych można zastosować uśrednianie, a w przypadku klas dyskretnych najczęściej stosuje się wybór większościowy (głosowanie).</text:p>
              <text:p text:style-name="P3">W ramach projektu, ze względu na brak satysfakcjonującego, gotowego rozwiązania, zaimplementowaliśmy algorytm kNN umożliwiający zmianę zarówno miary niepodobieństwa między dokumentami, jak i sposobu agregacji klas. Zwracane wartości, poza wektorem klas, obejmują także sąsiedztwo (identyfikatory, klasy przykładów ze zbioru uczącego oraz odległości od klasyfikowanego przykładu), na podstawie którego dana klasa została wybrana. Aby zapewnić jak najlepsze wykrywanie najbliższego otoczenia dokumentów, macierz wystąpień słów w poszczególnych przykładach jest normalizowana przez liczbę słów w poszczególnych dokumentach, tworząc macierz częstości występowania słowa w dokumentach.</text:p>
            </text:list-item>
            <text:list-item>
              <text:p text:style-name="P4">Klasyfikator k-Najbliższych Sąsiadów Pracujący w Przestrzeni LSA</text:p>
              <text:p text:style-name="P3">Zarówno naiwny klasyfikator bayessowski, jak i prosty klasyfikator kNN nie biorą pod uwagę potencjalnych zależności między słowami, jak chociażby występowanie synonimów słów. Aby rozwiązać ten problem można zastosować metodę Analizy Semantyki Ukrytej (Latent Semantic Analysis - LSA), która próbuje stworzyć przestrzeń pseudo-słów (ang. concept space), które reprezentują grupy słów występujących w podobnym kontekście. Polega ona na dekompozycji SVD macierzy wystąpień słów na iloraz trzech macierzy, które definiują przestrzeń LSA:</text:p>
              <text:p text:style-name="P5"><draw:frame draw:style-name="fr6" draw:name="Obiekt1" text:anchor-type="as-char" svg:width="0.7508in" svg:height="0.2075in" draw:z-index="0"><draw:object xlink:href="./Object 1" xlink:type="simple" xlink:show="embed" xlink:actuate="onLoad"/><draw:image xlink:href="./ObjectReplacements/Object 1" xlink:type="simple" xlink:show="embed" xlink:actuate="onLoad"/></draw:frame>,</text:p>
              <text:p text:style-name="P3">gdzie macierze T i D są ortogonalne oraz zawierają wektory osobliwe macierzy A, natomiast S jest macierzą diagonalną zawierającą wartości osobliwe macierzy A w kolejności malejącej. Reprezentację dokumentu w przestrzeni pseudo-słów można otrzymać w wyniku <text:soft-page-break/>przekształcenia:</text:p>
              <text:p text:style-name="P5"><draw:frame draw:style-name="fr6" draw:name="Obiekt2" text:anchor-type="as-char" svg:width="0.8602in" svg:height="0.2075in" draw:z-index="1"><draw:object xlink:href="./Object 2" xlink:type="simple" xlink:show="embed" xlink:actuate="onLoad"/><draw:image xlink:href="./ObjectReplacements/Object 2" xlink:type="simple" xlink:show="embed" xlink:actuate="onLoad"/></draw:frame>,</text:p>
              <text:p text:style-name="P3">gdzie d jest wektorem częstości występowania słów w danym dokumencie, a d' jest wynikowym wektorem korelacji z pseudo-słowami LSA. Otrzymane w ten sposób wektory są dalej wykorzystywane bezpośrednio przez klasyfikator kNN.</text:p>
              <text:p text:style-name="P3">Dodatkową zaletą dekompozycji SVD w metodzie LSA jest możliwość zmniejszenia wymiarów danych. Wartości osobliwe wskazują jak dużo informacji przekazuje dane pseudo-słowo, tak więc możemy odrzucić te, które nie są istotne dla dalszego przetwarzania, np. pozostawiając tylko słowa, które przenoszą łącznie określony procent informacji.</text:p>
              <text:p text:style-name="P3">W projekcie została zastosowana gotowa implementacja z pakietu 'lsa'.</text:p>
            </text:list-item>
          </text:list>
        </text:list-item>
        <text:list-item>
          <text:p text:style-name="P4">Badane Parametry Algorytmów</text:p>
          <text:list>
            <text:list-item>
              <text:p text:style-name="P4">Naiwny Klasyfikator Bayesowski</text:p>
              <text:list>
                <text:list-item>
                  <text:p text:style-name="P3">prawdopodobieństwo a-priori spamu - ze względu na wykorzystanie już istniejącej implementacji tego klasyfikatora, wpływ prawdopodobieństwa a-priori symulowany był poprzez zwiększenie liczby wiadomości niepożądanych w stosunku do pożądanych w zbiorze treningowym. Przetestowane zostały trzy warianty: stosunek 1:1, 3:2 oraz 7:3. </text:p>
                </text:list-item>
                <text:list-item>
                  <text:p text:style-name="P3">próg prawdopodobieństwa - prawdopodobieństwo wystąpienia słowa w dokumencie w przypadku jego braku. Sprawdzone zostały trzy wartości: 0.005, 0.01 oraz 0.05.</text:p>
                </text:list-item>
              </text:list>
            </text:list-item>
            <text:list-item>
              <text:p text:style-name="P4">Klasyfikator k-Najbliższych Sąsiadów</text:p>
              <text:list>
                <text:list-item>
                  <text:p text:style-name="P3">liczba (k) dokumentów z otoczenia klasyfikowanego przykładu, które są brane pod uwagę przy wyznaczaniu kategorii.</text:p>
                </text:list-item>
                <text:list-item>
                  <text:p text:style-name="P3">miara odległości wyznaczająca sąsiedztwo przykładów - w ramach eksperymentów użyte zostały: </text:p>
                  <text:list>
                    <text:list-item>
                      <text:p text:style-name="P3">odległość euklidesowa <text:tab/><draw:frame draw:style-name="fr6" draw:name="Obiekt3" text:anchor-type="as-char" svg:width="1.7209in" svg:height="0.4827in" draw:z-index="2"><draw:object xlink:href="./Object 3" xlink:type="simple" xlink:show="embed" xlink:actuate="onLoad"/><draw:image xlink:href="./ObjectReplacements/Object 3" xlink:type="simple" xlink:show="embed" xlink:actuate="onLoad"/></draw:frame></text:p>
                    </text:list-item>
                    <text:list-item>
                      <text:p text:style-name="P3">odległość kosinusowa <text:tab/><draw:frame draw:style-name="fr6" draw:name="Obiekt4" text:anchor-type="as-char" svg:width="1.1402in" svg:height="0.4425in" draw:z-index="3"><draw:object xlink:href="./Object 4" xlink:type="simple" xlink:show="embed" xlink:actuate="onLoad"/><draw:image xlink:href="./ObjectReplacements/Object 4" xlink:type="simple" xlink:show="embed" xlink:actuate="onLoad"/></draw:frame></text:p>
                    </text:list-item>
                  </text:list>
                </text:list-item>
                <text:list-item>
                  <text:p text:style-name="P3">próg pewności wymaganej, aby sklasyfikować przykład jako "spam"</text:p>
                </text:list-item>
              </text:list>
            </text:list-item>
            <text:list-item>
              <text:p text:style-name="P4">Klasyfikator k-Najbliższych Sąsiadów Pracujący w Przestrzeni LSA</text:p>
              <text:list>
                <text:list-item>
                  <text:p text:style-name="P3">miara odległości wyznaczająca sąsiedztwo przykładów w przestrzeni LSA - podobnie jak w poprzednim przypadku zostały wykorzystane miary euklidesowe i kosinusowe.</text:p>
                </text:list-item>
                <text:list-item>
                  <text:p text:style-name="P3">poziom redukcji wymiarów przestrzeni LSA - wybierane jest tyle największych wartości osobliwych (wskazujących na najważniejsze pseudo-słowa), aby ich suma, w stosunku do sumy wszystkich wartości, przekroczyła pożądany próg.</text:p>
                </text:list-item>
              </text:list>
            </text:list-item>
          </text:list>
        </text:list-item>
        <text:list-item>
          <text:p text:style-name="P4">Kryteria Oceny Algorytmów</text:p>
          <text:p text:style-name="P3">Oceniana była przede wszystkim skuteczność klasyfikatora, a więc procent poprawnych odpowiedzi na zbiorze testowym. Dodatkowo zmierzona została wydajność poszczególnych klasyfikatorów oraz przeanalizowano wpływ parametrów klasyfikatorów na występowanie błędów <text:soft-page-break/>false-positive i false-negative. W przypadku naiwnego klasyfikatora bayesowskiego, aby wpłynąć na liczbę błędów false-positive wykorzystaliśmy zmianę prawdopodobieństw a-priori poszczególnych kategorii - "spamu" i "hamu". W przypadku klasyfikatorów najbliższego sąsiedztwa zastosowaliśmy zmianę wymaganej pewności klasyfikacji "spamu".</text:p>
        </text:list-item>
        <text:list-item>
          <text:p text:style-name="P4">Procedura Testowania Algorytmów</text:p>
          <text:p text:style-name="P3">Testy wszystkich algorytmów odbywały się wykorzystując 5-krotną krzyżową walidację na zbiorze danych zawierającym 2000 dokumentów i co najwyżej 1000 wykrytych, najczęściej występujących słów. Ilość dokumentów, na których przeprowadzaliśmy testy wpływu poszczególnych parametrów na jakość klasyfikacji, zależała od wydajności poszczególnych algorytmów: </text:p>
          <text:list>
            <text:list-item>
              <text:list>
                <text:list-item>
                  <text:list>
                    <text:list-item>
                      <text:list>
                        <text:list-item>
                          <text:p text:style-name="P3">dla klasyfikatora kNN z wykorzystaniem LSA: rozmiar danych podany powyżej </text:p>
                        </text:list-item>
                        <text:list-item>
                          <text:p text:style-name="P3">dla naiwnego klasyfikatora bayesowskiego: 1000 dokumentów</text:p>
                        </text:list-item>
                        <text:list-item>
                          <text:p text:style-name="P3">dla prostego klasyfikatora kNN: 1000 dokumentów, maksymalnie 750 słów</text:p>
                        </text:list-item>
                      </text:list>
                    </text:list-item>
                  </text:list>
                </text:list-item>
              </text:list>
            </text:list-item>
          </text:list>
          <text:p text:style-name="P3">W testach porównawczych wszystkie klasyfikatory, bądź ich odmiany wyznaczane przez zestawy parametrów, pracowały na dokładnie tych samych zbiorach danych w ramach porównania.</text:p>
        </text:list-item>
        <text:list-item>
          <text:p text:style-name="P4">Wyniki</text:p>
          <text:list>
            <text:list-item>
              <text:p text:style-name="P4"><draw:frame draw:style-name="fr2" draw:name="Ramka11" text:anchor-type="paragraph" svg:x="0.0016in" svg:y="-0.0402in" svg:width="3.1756in" draw:z-index="22"><draw:text-box fo:min-height="3.7555in"><text:p text:style-name="Illustration"><draw:frame draw:style-name="fr5" draw:name="Obiekt15" text:anchor-type="paragraph" svg:x="0.0016in" svg:y="0in" svg:width="3.1756in" style:rel-width="100%" svg:height="3.2118in" style:rel-height="scale" draw:z-index="23"><draw:object xlink:href="./Object 15" xlink:type="simple" xlink:show="embed" xlink:actuate="onLoad"/><draw:image xlink:href="./ObjectReplacements/Object 15" xlink:type="simple" xlink:show="embed" xlink:actuate="onLoad"/></draw:frame>Ilustracja <text:sequence text:ref-name="refIllustration2" text:name="Illustration" text:formula="ooow:Illustration+1" style:num-format="1">1</text:sequence>: Porównanie skuteczności poszczególnych algorytmów.</text:p></draw:text-box></draw:frame><draw:frame draw:style-name="fr2" draw:name="Ramka12" text:anchor-type="paragraph" svg:x="3.2665in" svg:y="0.0508in" svg:width="3.661in" draw:z-index="16"><draw:text-box fo:min-height="3.6756in"><text:p text:style-name="Illustration"><draw:frame draw:style-name="fr5" draw:name="Obiekt16" text:anchor-type="paragraph" svg:x="0.0016in" svg:y="0in" svg:width="3.6602in" style:rel-width="100%" svg:height="3.0898in" style:rel-height="scale" draw:z-index="17"><draw:object xlink:href="./Object 16" xlink:type="simple" xlink:show="embed" xlink:actuate="onLoad"/><draw:image xlink:href="./ObjectReplacements/Object 16" xlink:type="simple" xlink:show="embed" xlink:actuate="onLoad"/><svg:desc>wykres</svg:desc></draw:frame>Ilustracja <text:sequence text:ref-name="refIllustration3" text:name="Illustration" text:formula="ooow:Illustration+1" style:num-format="1">2</text:sequence>: Porównanie wydajności poszczególnych algorytmów.</text:p></draw:text-box></draw:frame>Naiwny Klasyfikator Bayesowski</text:p>
              <text:p text:style-name="P3">Dla tego klasyfikatora, przy testowaniu przy użyciu 5-krotnej walidacji krzyżowej, osiągnięty został wynik w przybliżeniu 92% poprawnych odpowiedzi (91,9839%).</text:p>
              <text:p text:style-name="P3">Podczas uproszczonych testów wpływu prawdopodobieństwa a-priori, 50% udział spamu w zbiorze treningowym skutkował skutecznością 87,1%. Zmiana prawdopodobieństwa a-priori spamu pogarszała podany powyżej wynik. Przy stosunku 3:2 spamu do hamu (60% udziału spamu przy uczeniu), skuteczność klasyfikatora spadła do 82,8%. Dalsze zwiększenie ilości spamu podczas uczenia do stosunku 7:3 (70% spamu przy uczeniu) skutkowało uzyskaniem <text:soft-page-break/>klasyfikatora o skuteczności 79,5%. Powyższe wyniki zostały zobrazowane na wykresie:</text:p>
              <text:p text:style-name="P3">Podczas tych testów zbadana została również zmiana ilości błędów typu false-positive i false-negative. Ku naszemu zaskoczeniu, wraz ze zwiększającą się ilością spamu przy uczeniu, malała ilość błędów false-positive, natomiast rosła ilość błędów false-negative. Uzyskane wyniki obrazują poniższe wykresy:</text:p>
              <text:p text:style-name="P3"><draw:frame draw:style-name="fr3" draw:name="Ramka2" text:anchor-type="paragraph" svg:y="-0.039in" svg:width="3.4228in" draw:z-index="14"><draw:text-box fo:min-height="3.0374in"><text:p text:style-name="Illustration"><draw:frame draw:style-name="fr5" draw:name="Obiekt6" text:anchor-type="paragraph" svg:x="0in" svg:y="0in" svg:width="3.422in" style:rel-width="100%" svg:height="2.522in" style:rel-height="scale" draw:z-index="15"><draw:object xlink:href="./Object 6" xlink:type="simple" xlink:show="embed" xlink:actuate="onLoad"/><draw:image xlink:href="./ObjectReplacements/Object 6" xlink:type="simple" xlink:show="embed" xlink:actuate="onLoad"/></draw:frame>Ilustracja <text:sequence text:ref-name="refIllustration4" text:name="Illustration" text:formula="ooow:Illustration+1" style:num-format="1">5</text:sequence>: Zależność liczby błędów false-positive naiwnego klasyfikatora bayessowskiego od udziału spamu w zbiorze treningowym.</text:p></draw:text-box></draw:frame><draw:frame draw:style-name="fr2" draw:name="Ramka10" text:anchor-type="paragraph" svg:x="3.5217in" svg:y="-0.0736in" svg:width="3.3937in" draw:z-index="20"><draw:text-box fo:min-height="3.0819in"><text:p text:style-name="Illustration"><draw:frame draw:style-name="fr5" draw:name="Obiekt8" text:anchor-type="paragraph" svg:x="0in" svg:y="0in" svg:width="3.3937in" style:rel-width="100%" svg:height="2.5764in" style:rel-height="scale" draw:z-index="21"><draw:object xlink:href="./Object 8" xlink:type="simple" xlink:show="embed" xlink:actuate="onLoad"/><draw:image xlink:href="./ObjectReplacements/Object 8" xlink:type="simple" xlink:show="embed" xlink:actuate="onLoad"/></draw:frame>Ilustracja <text:sequence text:ref-name="refIllustration5" text:name="Illustration" text:formula="ooow:Illustration+1" style:num-format="1">4</text:sequence>: Zależność liczby błędów false-negative naiwnego klasyfikatora bayessowskiego od udziału spamu w zbiorze treningowym.</text:p></draw:text-box></draw:frame>Spodziewaliśmy się raczej odwrotnej tendencji, a więc lepszej identyfikacji spamu, a nawet klasyfikację niektórych wiadomości pożądanych jako niepożądanych. Uzyskane wyniki możemy jednak spróbować wytłumaczyć stawiając tezę, iż ucząc się na większej próbce wiadomości niepożądanych częściej zdarzało się, aby w spamie występowały słowa pojawiające się również w hamie. Nie tłumaczy to jednak do końca dlaczego w takim przypadku wiadomości pożądane nie zostały zaklasyfikowane jako spam. Testy te powtórzyliśmy otrzymując taką samą tendencję co w pierwszym przebiegu.<text:tab/></text:p>
              <text:p text:style-name="P6">Drugim badanym parametrem był próg prawdopodobieństwa, a więc przyjęte <text:s/><text:soft-page-break/>prawdopodobieństwo wystąpienia słowa w dokumencie w przypadku jego braku. Wartością, dla której udało się uzyskać najwyższą jakość klasyfikatora <text:s/>było prawdopodobieństwo równe 0.01. Dla progu równego 0.05 skuteczność była zbliżona, lecz nieco gorsza (ok. 3%). Znaczące pogorszenie było zaś widoczne przy dwukrotnym obniżeniu tego progu, do wartości 0.005. W tym przypadku spadek jakości kształtował się na poziomie 10%.</text:p>
            </text:list-item>
            <text:list-item>
              <text:p text:style-name="P4">Klasyfikator k-Najbliższych Sąsiadów</text:p>
              <text:p text:style-name="P6">Klasyfikator kNN osiąga jedne z najlepszych wyników pod względem skuteczności klasyfikacji – 95-96% poprawnych klasyfikacji.</text:p>
              <text:p text:style-name="P6">Bazując na wykonanych przez nas testach (ilustracje 6 i 7), w przypadku filtrowania poczty elektronicznej, najlepiej wykorzystywać niewielkie sąsiedztwo podobnych dokumentów w klasyfikacji. W testach porównujących wpływ parametrów na zachowanie klasyfikatora, zastosowanie k=3 pozwalało osiągnąć najlepsze rezultaty zarówno dla miary euklidesowej (92,4%), jak i kosinusowej (94,3%). Rozmiar sąsiedztwa nie wpływa jednak znacząco na częstotliwość występowania błędów false-positive (FP Rate).</text:p>
              <text:p text:style-name="P6">W przypadku doboru miary odległości między przykładami, lepsze wyniki daje zastosowanie miary kosinusowej. Daje ona lepszą ogólną skuteczność oraz mniej błędów typu false-positive, co jest bardzo ważne w przypadku filtrowania niepożądanej poczty. Miara kosinusowa jest także bardziej stabilna przy zmianie rozmiaru przeszukiwanego sąsiedztwa.</text:p>
              <text:p text:style-name="P6"><draw:frame draw:style-name="fr2" draw:name="Ramka6" text:anchor-type="paragraph" svg:x="3.0264in" svg:y="0.0098in" svg:width="3.8984in" draw:z-index="6"><draw:text-box fo:min-height="3.3028in"><text:p text:style-name="Illustration"><draw:frame draw:style-name="fr5" draw:name="Obiekt13" text:anchor-type="paragraph" svg:x="0.0016in" svg:y="0in" svg:width="3.8984in" style:rel-width="100%" svg:height="2.9866in" style:rel-height="scale" draw:z-index="7"><draw:object xlink:href="./Object 10" xlink:type="simple" xlink:show="embed" xlink:actuate="onLoad"/><draw:image xlink:href="./ObjectReplacements/Object 10" xlink:type="simple" xlink:show="embed" xlink:actuate="onLoad"/><svg:desc>wykres</svg:desc></draw:frame>Ilustracja <text:sequence text:ref-name="refIllustration6" text:name="Illustration" text:formula="ooow:Illustration+1" style:num-format="1">7</text:sequence>: Wpływ parametrów klasyfikatora kNN na FP i TP Rate.</text:p></draw:text-box></draw:frame><draw:frame draw:style-name="fr2" draw:name="Ramka5" text:anchor-type="paragraph" svg:x="0in" svg:y="-0.0764in" svg:width="2.9681in" draw:z-index="12"><draw:text-box fo:min-height="3.389in"><text:p text:style-name="Illustration"><draw:frame draw:style-name="fr5" draw:name="Obiekt12" text:anchor-type="paragraph" svg:x="0.0016in" svg:y="0in" svg:width="2.9681in" style:rel-width="100%" svg:height="3.0134in" style:rel-height="scale" draw:z-index="13"><draw:object xlink:href="./Object 13" xlink:type="simple" xlink:show="embed" xlink:actuate="onLoad"/><draw:image xlink:href="./ObjectReplacements/Object 13" xlink:type="simple" xlink:show="embed" xlink:actuate="onLoad"/><svg:desc>wykres</svg:desc></draw:frame>Ilustracja <text:sequence text:ref-name="refIllustration7" text:name="Illustration" text:formula="ooow:Illustration+1" style:num-format="1">6</text:sequence>: Wpływ parametrów klasyfikatora kNN na skuteczność.</text:p></draw:text-box></draw:frame>Ostatnim parametrem związanym z klasyfikatorem kNN jest metoda agregacji. W ramach projektu postanowiliśmy wykorzystać ten parametr do regulacji stopy błędów false-positive. Aby to osiągnąć wprowadziliśmy wymóg odpowiedniej pewności, czyli liczby głosów, które muszą być oddane na kategorię „spam”, aby dokument mógł być sklasyfikowany jako niepożądany. Testy dla k=11 (ilustracje 8 i 9), pokazują, że może to być bardzo skuteczne podejście. Udało nam się zmniejszyć FP Rate dwukrotnie (z 3,3% do 1,6%), przy niewielkim spadku skuteczności (z 94,9% do 93,4%) zwiększając próg wymaganej liczby głosów do 9. Dodatkowo okazuje się, że obniżając ten próg, można także lekko zwiększyć skuteczność, jeśli FP Rate jest satysfakcjonujący.</text:p>
              <text:p text:style-name="P6"><draw:frame draw:style-name="fr2" draw:name="Ramka4" text:anchor-type="paragraph" svg:x="3.422in" svg:y="-0.0791in" svg:width="3.5028in" draw:z-index="4"><draw:text-box fo:min-height="3.5028in"><text:p text:style-name="Illustration"><draw:frame draw:style-name="fr5" draw:name="Obiekt11" text:anchor-type="paragraph" svg:x="0in" svg:y="0in" svg:width="3.5028in" style:rel-width="100%" svg:height="3.1063in" style:rel-height="scale" draw:z-index="5"><draw:object xlink:href="./Object 9" xlink:type="simple" xlink:show="embed" xlink:actuate="onLoad"/><draw:image xlink:href="./ObjectReplacements/Object 9" xlink:type="simple" xlink:show="embed" xlink:actuate="onLoad"/><svg:desc>wykres</svg:desc></draw:frame>Ilustracja <text:sequence text:ref-name="refIllustration8" text:name="Illustration" text:formula="ooow:Illustration+1" style:num-format="1">9</text:sequence>: Wpływ wymaganej pewności na FP i TP Rate klasyfikatora kNN.</text:p></draw:text-box></draw:frame><draw:frame draw:style-name="fr2" draw:name="Ramka3" text:anchor-type="paragraph" svg:x="0in" svg:y="-0.0791in" svg:width="3.4228in" draw:z-index="24"><draw:text-box fo:min-height="3.5028in"><text:p text:style-name="Illustration"><draw:frame draw:style-name="fr5" draw:name="Obiekt10" text:anchor-type="paragraph" svg:x="0in" svg:y="0in" svg:width="3.4228in" style:rel-width="100%" svg:height="3.1063in" style:rel-height="scale" draw:z-index="25"><draw:object xlink:href="./Object 7" xlink:type="simple" xlink:show="embed" xlink:actuate="onLoad"/><draw:image xlink:href="./ObjectReplacements/Object 7" xlink:type="simple" xlink:show="embed" xlink:actuate="onLoad"/></draw:frame>Ilustracja <text:sequence text:ref-name="refIllustration9" text:name="Illustration" text:formula="ooow:Illustration+1" style:num-format="1">8</text:sequence>: Wpływ wymaganej pewności na skuteczność klasyfikatora kNN.</text:p></draw:text-box></draw:frame><text:soft-page-break/>Na koniec należy zaznaczyć, że standardowy klasyfikator kNN był znacząco wolniejszy od pozostałych rozwiązań – obliczenia trwały ponad 13-krotnie dłużej w porównaniu do naiwnego klasyfikatora bayessowskiego i ponad 25-krotnie dłużej niż w przypadku klasyfikatora kNN pracującego w przestrzeni LSA.</text:p>
            </text:list-item>
            <text:list-item>
              <text:p text:style-name="P4">Klasyfikator k-Najbliższych Sąsiadów w Przestrzeni LSA</text:p>
              <text:p text:style-name="P6"><draw:frame draw:style-name="fr2" draw:name="Ramka7" text:anchor-type="paragraph" svg:x="0.011in" svg:y="0.7618in" svg:width="3.4827in" draw:z-index="8"><draw:text-box fo:min-height="3.7409in"><text:p text:style-name="Illustration"><draw:frame draw:style-name="fr5" draw:name="Obiekt7" text:anchor-type="paragraph" svg:x="0.0016in" svg:y="0in" svg:width="3.4819in" style:rel-width="100%" svg:height="3.2575in" style:rel-height="scale" draw:z-index="9"><draw:object xlink:href="./Object 11" xlink:type="simple" xlink:show="embed" xlink:actuate="onLoad"/><draw:image xlink:href="./ObjectReplacements/Object 11" xlink:type="simple" xlink:show="embed" xlink:actuate="onLoad"/><svg:desc>wykres</svg:desc></draw:frame>Ilustracja <text:sequence text:ref-name="refIllustration10" text:name="Illustration" text:formula="ooow:Illustration+1" style:num-format="1">10</text:sequence>: Wpływ parametrów klasyfikatora kNN z wykorzystaniem LSA na skuteczność.</text:p></draw:text-box></draw:frame><draw:frame draw:style-name="fr2" draw:name="Ramka9" text:anchor-type="paragraph" svg:x="3.4945in" svg:y="0.8319in" svg:width="3.4362in" draw:z-index="10"><draw:text-box fo:min-height="3.6709in"><text:p text:style-name="Illustration"><draw:frame draw:style-name="fr5" draw:name="Obiekt9" text:anchor-type="paragraph" svg:x="0in" svg:y="-0.0598in" svg:width="3.4362in" style:rel-width="100%" svg:height="3.2283in" style:rel-height="scale" draw:z-index="11"><draw:object xlink:href="./Object 12" xlink:type="simple" xlink:show="embed" xlink:actuate="onLoad"/><draw:image xlink:href="./ObjectReplacements/Object 12" xlink:type="simple" xlink:show="embed" xlink:actuate="onLoad"/><svg:desc>wykres</svg:desc></draw:frame>Ilustracja <text:sequence text:ref-name="refIllustration11" text:name="Illustration" text:formula="ooow:Illustration+1" style:num-format="1">11</text:sequence>: Wpływ parametrów klasyfikatora kNN z wykorzystaniem LSA na wydajność.</text:p></draw:text-box></draw:frame>Zastosowanie przekształcenia danych algorytmem LSA przed wykorzystaniem ich do klasyfikacji kNN pozwoliło wyeliminować największą wadę prostego klasyfikatora kNN, czyli wydajność przy zachowaniu tej samej, wysokiej skuteczności (rzędu 95-96%).</text:p>
              <text:p text:style-name="P6"><text:soft-page-break/>Algorytm LSA pozwala wprowadzić dodatkowy parametr jakim jest stopień kompresji, redukcji wymiarów. Zaskakującym dla nas rezultatem testów (ilustracje od 10 do 12) był fakt, iż parametr ten bardzo nieznacznie wpływa na jakość klasyfikacji, a w przypadku miary euklidesowej wręcz ją polepsza, przy czym stosując bardzo wysoki poziom kompresji można znacznie skrócić czas przetwarzania. Najlepszym poziomem okazało się wybranie wartości osobliwych zapewniających 30% całkowitej sumy, dla którego występują niemal najwyższe skuteczności klasyfikacji oraz najniższe poziomy FP Rate.</text:p>
              <text:p text:style-name="P6"><draw:frame draw:style-name="fr4" draw:name="Ramka8" text:anchor-type="paragraph" svg:x="3.4819in" svg:y="0.0728in" svg:width="3.4429in" draw:z-index="26"><draw:text-box fo:min-height="3.6591in"><text:p text:style-name="Illustration"><draw:frame draw:style-name="fr5" draw:name="Obiekt14" text:anchor-type="paragraph" svg:x="0in" svg:y="0in" svg:width="3.4429in" style:rel-width="100%" svg:height="3.2783in" style:rel-height="scale" draw:z-index="27"><draw:object xlink:href="./Object 14" xlink:type="simple" xlink:show="embed" xlink:actuate="onLoad"/><draw:image xlink:href="./ObjectReplacements/Object 14" xlink:type="simple" xlink:show="embed" xlink:actuate="onLoad"/></draw:frame>Ilustracja <text:sequence text:ref-name="refIllustration0" text:name="Illustration" text:formula="ooow:Illustration+1" style:num-format="1">12</text:sequence>: Wpływ parametrów klasyfikatora kNN z wykorzystaniem LSA na FP Rate.</text:p></draw:text-box></draw:frame>Podobnie jak w przypadku prostego klasyfikatora kNN, najlepsze rezultaty otrzymaliśmy dla niewielkich sąsiedztw (k=3).</text:p>
              <text:p text:style-name="P6">Pod względem miar jakości ponownie lepiej spisuje się miara kosinusowa, ponieważ daje najwyższą skuteczność klasyfikacji i stabilność względem pozostałych parametrów. Należy jednak zauważyć, że w przypadku optymalnej kompresji, miara euklidesowa daje porównywalną jakość, a nawet osiąga lepszą, niższą stopę błędów false-positive.</text:p>
            </text:list-item>
          </text:list>
        </text:list-item>
        <text:list-item>
          <text:p text:style-name="P4">Podsumowanie</text:p>
          <text:p text:style-name="P6">W ramach projektu zrealizowaliśmy filtr spamu z użyciem trzech algorytmów klasyfikacji: naiwny klasyfikator bayesowski, klasyfikator k-najbliższych sąsiadów oraz klasyfikator k-najbliższych sąsiadów pracujący w przestrzeni LSA. Najlepsze wyniki uzyskaliśmy dla ostatniej metody: kNN + LSA. Jakość klasyfikacji wyniosła 96,44%. Nieco gorszy rezultat – 96,24% - osiągnął klasyfikator kNN. Najsłabiej spisał się naiwny klasyfikator bayesowski (91,98%), lecz uważamy iż jest to bardzo przyzwoity wynik zważywszy na jego prostotę.</text:p>
          <text:p text:style-name="P6">W trakcie prac przeprowadzaliśmy również szereg eksperymentów mających na celu dobór najlepszego zestawu parametrów dla każdego z klasyfikatorów.</text:p>
          <text:p text:style-name="P6">Na końcu podjęliśmy próbę analizy otrzymanych wyników. Niektóre z rezultatów były dla nas niemałym zaskoczeniem, jednak większość z nich była zgodna z naszymi oczekiwaniam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in" style:auto-text-indent="false" style:page-number="auto"/>
      <style:text-properties style:font-weight-asian="norm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er" style:next-style-name="Text_20_body" style:default-outline-level="1" style:class="text">
      <style:paragraph-properties fo:margin-top="0.7in" fo:margin-bottom="0.0799in" fo:text-align="center" style:justify-single-word="false"/>
      <style:text-properties fo:font-size="150%" fo:font-weight="bold" style:font-size-asian="115%" style:font-weight-asian="normal"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fo:margin-top="0in" fo:margin-bottom="0.7in" fo:text-align="center" style:justify-single-word="false" style:page-number="auto"/>
      <style:text-properties fo:font-size="12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margin-top="0.0799in" fo:margin-bottom="0.2in" fo:text-align="center" style:justify-single-word="false"/>
      <style:text-properties fo:font-size="10pt" fo:font-style="normal" style:font-weight-asian="normal"/>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style:style>
    <style:style style:name="Frame" style:family="graphic">
      <style:graphic-properties text:anchor-type="paragraph" svg:x="0in" svg:y="0in" fo:margin-left="0.0791in" fo:margin-right="0.0791in" fo:margin-top="0.0799in" fo:margin-bottom="0.0799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3299in" fo:margin-left="0.5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2102in" fo:margin-left="0.7402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space" fo:text-indent="-0.0374in" fo:margin-left="0.7874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space" fo:text-indent="-0.3in" fo:margin-left="0.5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a1" style:family="table">
      <style:table-properties style:width="6.925in" table:align="margins"/>
    </style:style>
    <style:style style:name="Tabela1.A" style:family="table-column">
      <style:table-column-properties style:column-width="3.4625in" style:rel-column-width="32767*"/>
    </style:style>
    <style:style style:name="Tabela1.B" style:family="table-column">
      <style:table-column-properties style:column-width="3.4625in" style:rel-column-width="32768*"/>
    </style:style>
    <style:style style:name="Tabela1.1" style:family="table-row">
      <style:table-row-properties style:min-row-height="0.0889in"/>
    </style:style>
    <style:style style:name="Tabela1.A1" style:family="table-cell">
      <style:table-cell-properties fo:padding="0.0382in" fo:border-left="none" fo:border-right="none" fo:border-top="0.0007in solid #000000" fo:border-bottom="none"/>
    </style:style>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681in" fo:margin-left="0in" fo:margin-right="0in" fo:margin-top="0.1965in"/>
      </style:footer-style>
    </style:page-layout>
  </office:automatic-styles>
  <office:master-styles>
    <style:master-page style:name="Standard" style:page-layout-name="Mpm1">
      <style:footer>
        <table:table table:name="Tabela1" table:style-name="Tabela1">
          <table:table-column table:style-name="Tabela1.A"/>
          <table:table-column table:style-name="Tabela1.B"/>
          <table:table-row table:style-name="Tabela1.1">
            <table:table-cell table:style-name="Tabela1.A1" office:value-type="string">
              <text:p text:style-name="Footer"><text:title>Projekt MOW - Filtrowanie Spamu</text:title></text:p>
            </table:table-cell>
            <table:table-cell table:style-name="Tabela1.A1" office:value-type="string">
              <text:p text:style-name="MP1"><text:page-number text:select-page="current">8</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ek Skrajnowski</meta:initial-creator>
    <meta:creation-date>2011-06-06T12:03:29</meta:creation-date>
    <dc:date>2011-06-07T03:59:33</dc:date>
    <meta:editing-duration>PT5H21M38S</meta:editing-duration>
    <meta:editing-cycles>50</meta:editing-cycles>
    <meta:generator>OpenOffice.org/3.3$Unix OpenOffice.org_project/330m20$Build-9567</meta:generator>
    <dc:title>Projekt MOW - Filtrowanie Spamu</dc:title>
    <dc:creator>Marek Skrajnowski</dc:creator>
    <meta:document-statistic meta:table-count="1" meta:image-count="0" meta:object-count="16" meta:page-count="8" meta:paragraph-count="82" meta:word-count="2080" meta:character-count="16445"/>
  </office:meta>
</office:document-meta>
</file>

<file path=Object 1/content.xml><?xml version="1.0" encoding="utf-8"?>
<math xmlns="http://www.w3.org/1998/Math/MathML">
  <semantics>
    <mrow>
      <mrow>
        <mi>A</mi>
        <mo stretchy="false">=</mo>
        <mi>T</mi>
      </mrow>
      <mi>S</mi>
      <msup>
        <mi>D</mi>
        <mi>t</mi>
      </msup>
    </mrow>
    <annotation encoding="StarMath 5.0">A = T S D^t</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abel-arrangement="side-by-sid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902cm" svg:height="7.586cm" xlink:href="." xlink:type="simple" chart:class="chart:bar" chart:style-name="ch1">
        <chart:legend chart:legend-position="bottom" svg:x="3.079cm" svg:y="6.806cm" chart:style-name="ch2"/>
        <chart:plot-area chart:style-name="ch3" chart:data-source-has-labels="both" svg:x="0.648cm" svg:y="0.739cm" svg:width="8.858cm" svg:height="4.928cm">
          <chartooo:coordinate-region svg:x="4.244cm" svg:y="0.739cm" svg:width="5.009cm" svg:height="4.276cm"/>
          <chart:axis chart:dimension="x" chart:name="primary-x" chart:style-name="ch4">
            <chart:categories table:cell-range-address="local-table.$A$2:.$A$9"/>
          </chart:axis>
          <chart:axis chart:dimension="y" chart:name="primary-y" chart:style-name="ch5">
            <chart:title svg:x="3.586cm" svg:y="5.819cm" chart:style-name="ch6">
              <text:p>Suma FP i TP Rate</text:p>
            </chart:title>
            <chart:grid chart:style-name="ch7" chart:class="major"/>
          </chart:axis>
          <chart:series chart:style-name="ch8" chart:values-cell-range-address="local-table.$B$2:.$B$9" chart:label-cell-address="local-table.$B$1" chart:class="chart:bar">
            <chart:data-point chart:repeated="8"/>
          </chart:series>
          <chart:series chart:style-name="ch9" chart:values-cell-range-address="local-table.$C$2:.$C$9" chart:label-cell-address="local-table.$C$1"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P Rate</text:p>
              </table:table-cell>
              <table:table-cell office:value-type="string">
                <text:p>TP Rate</text:p>
              </table:table-cell>
            </table:table-row>
          </table:table-header-rows>
          <table:table-rows>
            <table:table-row>
              <table:table-cell office:value-type="string">
                <text:p>k=3, o. euklidesowa</text:p>
              </table:table-cell>
              <table:table-cell office:value-type="float" office:value="0.116">
                <text:p>0.116</text:p>
              </table:table-cell>
              <table:table-cell office:value-type="float" office:value="0.9653768">
                <text:p>0.9653768</text:p>
              </table:table-cell>
            </table:table-row>
            <table:table-row>
              <table:table-cell office:value-type="string">
                <text:p>k=5, o. euklidesowa</text:p>
              </table:table-cell>
              <table:table-cell office:value-type="float" office:value="0.126">
                <text:p>0.126</text:p>
              </table:table-cell>
              <table:table-cell office:value-type="float" office:value="0.9572301">
                <text:p>0.9572301</text:p>
              </table:table-cell>
            </table:table-row>
            <table:table-row>
              <table:table-cell office:value-type="string">
                <text:p>k=7, o. euklidesowa</text:p>
              </table:table-cell>
              <table:table-cell office:value-type="float" office:value="0.148">
                <text:p>0.148</text:p>
              </table:table-cell>
              <table:table-cell office:value-type="float" office:value="0.9633401">
                <text:p>0.9633401</text:p>
              </table:table-cell>
            </table:table-row>
            <table:table-row>
              <table:table-cell office:value-type="string">
                <text:p>k=11, o. euklidesowa</text:p>
              </table:table-cell>
              <table:table-cell office:value-type="float" office:value="0.172">
                <text:p>0.172</text:p>
              </table:table-cell>
              <table:table-cell office:value-type="float" office:value="0.9694501">
                <text:p>0.9694501</text:p>
              </table:table-cell>
            </table:table-row>
            <table:table-row>
              <table:table-cell office:value-type="string">
                <text:p>k=3, o. kosinusowa</text:p>
              </table:table-cell>
              <table:table-cell office:value-type="float" office:value="0.05">
                <text:p>0.05</text:p>
              </table:table-cell>
              <table:table-cell office:value-type="float" office:value="0.9368635">
                <text:p>0.9368635</text:p>
              </table:table-cell>
            </table:table-row>
            <table:table-row>
              <table:table-cell office:value-type="string">
                <text:p>k=5, o. kosinusowa</text:p>
              </table:table-cell>
              <table:table-cell office:value-type="float" office:value="0.06">
                <text:p>0.06</text:p>
              </table:table-cell>
              <table:table-cell office:value-type="float" office:value="0.9409369">
                <text:p>0.9409369</text:p>
              </table:table-cell>
            </table:table-row>
            <table:table-row>
              <table:table-cell office:value-type="string">
                <text:p>k=7, o. kosinusowa</text:p>
              </table:table-cell>
              <table:table-cell office:value-type="float" office:value="0.048">
                <text:p>0.048</text:p>
              </table:table-cell>
              <table:table-cell office:value-type="float" office:value="0.9246436">
                <text:p>0.9246436</text:p>
              </table:table-cell>
            </table:table-row>
            <table:table-row>
              <table:table-cell office:value-type="string">
                <text:p>k=11, o. kosinusowa</text:p>
              </table:table-cell>
              <table:table-cell office:value-type="float" office:value="0.056">
                <text:p>0.056</text:p>
              </table:table-cell>
              <table:table-cell office:value-type="float" office:value="0.904277">
                <text:p>0.90427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interval-major="0.01"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845cm" svg:height="8.274cm" xlink:href="." xlink:type="simple" chart:class="chart:bar" chart:style-name="ch1">
        <chart:legend chart:legend-position="bottom" svg:x="0.111cm" svg:y="7.039cm" chart:style-name="ch2"/>
        <chart:plot-area chart:style-name="ch3" chart:data-source-has-labels="both" svg:x="1.194cm" svg:y="0.795cm" svg:width="7.299cm" svg:height="5.091cm">
          <chartooo:coordinate-region svg:x="2.149cm" svg:y="0.997cm" svg:width="6.344cm" svg:height="4.237cm"/>
          <chart:axis chart:dimension="x" chart:name="primary-x" chart:style-name="ch4">
            <chart:title svg:x="1.315cm" svg:y="6.052cm" chart:style-name="ch5">
              <text:p>Pozostawiona część sumy wartości osobliwych</text:p>
            </chart:title>
            <chart:categories table:cell-range-address="local-table.$B$1:.$E$1"/>
          </chart:axis>
          <chart:axis chart:dimension="y" chart:name="primary-y" chart:style-name="ch6">
            <chart:title svg:x="0.451cm" svg:y="4.353cm" chart:style-name="ch7">
              <text:p>Skuteczność</text:p>
            </chart:title>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text:p>
              </table:table-cell>
              <table:table-cell office:value-type="string">
                <text:p>30%</text:p>
              </table:table-cell>
              <table:table-cell office:value-type="string">
                <text:p>50%</text:p>
              </table:table-cell>
              <table:table-cell office:value-type="string">
                <text:p>70%</text:p>
              </table:table-cell>
            </table:table-row>
          </table:table-header-rows>
          <table:table-rows>
            <table:table-row>
              <table:table-cell office:value-type="string">
                <text:p>Miara euklidesowa, k=3</text:p>
              </table:table-cell>
              <table:table-cell office:value-type="float" office:value="0.9566105">
                <text:p>0.9566105</text:p>
              </table:table-cell>
              <table:table-cell office:value-type="float" office:value="0.9591628">
                <text:p>0.9591628</text:p>
              </table:table-cell>
              <table:table-cell office:value-type="float" office:value="0.9509954">
                <text:p>0.9509954</text:p>
              </table:table-cell>
              <table:table-cell office:value-type="float" office:value="0.9372129">
                <text:p>0.9372129</text:p>
              </table:table-cell>
            </table:table-row>
            <table:table-row>
              <table:table-cell office:value-type="string">
                <text:p>Miara euklidesowa, k=7</text:p>
              </table:table-cell>
              <table:table-cell office:value-type="float" office:value="0.9484431">
                <text:p>0.9484431</text:p>
              </table:table-cell>
              <table:table-cell office:value-type="float" office:value="0.9586524">
                <text:p>0.9586524</text:p>
              </table:table-cell>
              <table:table-cell office:value-type="float" office:value="0.9443594">
                <text:p>0.9443594</text:p>
              </table:table-cell>
              <table:table-cell office:value-type="float" office:value="0.9402757">
                <text:p>0.9402757</text:p>
              </table:table-cell>
            </table:table-row>
            <table:table-row>
              <table:table-cell office:value-type="string">
                <text:p>Miara kosinusowa, k=3</text:p>
              </table:table-cell>
              <table:table-cell office:value-type="float" office:value="0.9601838">
                <text:p>0.9601838</text:p>
              </table:table-cell>
              <table:table-cell office:value-type="float" office:value="0.9596733">
                <text:p>0.9596733</text:p>
              </table:table-cell>
              <table:table-cell office:value-type="float" office:value="0.9576314">
                <text:p>0.9576314</text:p>
              </table:table-cell>
              <table:table-cell office:value-type="float" office:value="0.9622256">
                <text:p>0.9622256</text:p>
              </table:table-cell>
            </table:table-row>
            <table:table-row>
              <table:table-cell office:value-type="string">
                <text:p>Miara kosinusowa, k=7</text:p>
              </table:table-cell>
              <table:table-cell office:value-type="float" office:value="0.9545687">
                <text:p>0.9545687</text:p>
              </table:table-cell>
              <table:table-cell office:value-type="float" office:value="0.9576314">
                <text:p>0.9576314</text:p>
              </table:table-cell>
              <table:table-cell office:value-type="float" office:value="0.9540582">
                <text:p>0.9540582</text:p>
              </table:table-cell>
              <table:table-cell office:value-type="float" office:value="0.9545687">
                <text:p>0.95456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727cm" svg:height="8.2cm" xlink:href="." xlink:type="simple" chart:class="chart:bar" chart:style-name="ch1">
        <chart:legend chart:legend-position="bottom" svg:x="0.052cm" svg:y="6.965cm" chart:style-name="ch2"/>
        <chart:plot-area chart:style-name="ch3" chart:data-source-has-labels="both" svg:x="1.192cm" svg:y="0.791cm" svg:width="7.187cm" svg:height="5.022cm">
          <chartooo:coordinate-region svg:x="2.047cm" svg:y="0.993cm" svg:width="6.332cm" svg:height="4.168cm"/>
          <chart:axis chart:dimension="x" chart:name="primary-x" chart:style-name="ch4">
            <chart:title svg:x="1.257cm" svg:y="5.978cm" chart:style-name="ch5">
              <text:p>Pozostawiona część sumy wartości osobliwych</text:p>
            </chart:title>
            <chart:categories table:cell-range-address="local-table.$B$1:.$E$1"/>
          </chart:axis>
          <chart:axis chart:dimension="y" chart:name="primary-y" chart:style-name="ch6">
            <chart:title svg:x="0.451cm" svg:y="4.805cm" chart:style-name="ch7">
              <text:p>Czas pracy na CPU</text:p>
            </chart:title>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text:p>
              </table:table-cell>
              <table:table-cell office:value-type="string">
                <text:p>30%</text:p>
              </table:table-cell>
              <table:table-cell office:value-type="string">
                <text:p>50%</text:p>
              </table:table-cell>
              <table:table-cell office:value-type="string">
                <text:p>70%</text:p>
              </table:table-cell>
            </table:table-row>
          </table:table-header-rows>
          <table:table-rows>
            <table:table-row>
              <table:table-cell office:value-type="string">
                <text:p>Miara euklidesowa, k=3</text:p>
              </table:table-cell>
              <table:table-cell office:value-type="float" office:value="68.661">
                <text:p>68.661</text:p>
              </table:table-cell>
              <table:table-cell office:value-type="float" office:value="79.37">
                <text:p>79.37</text:p>
              </table:table-cell>
              <table:table-cell office:value-type="float" office:value="104.511">
                <text:p>104.511</text:p>
              </table:table-cell>
              <table:table-cell office:value-type="float" office:value="134.576">
                <text:p>134.576</text:p>
              </table:table-cell>
            </table:table-row>
            <table:table-row>
              <table:table-cell office:value-type="string">
                <text:p>Miara euklidesowa, k=7</text:p>
              </table:table-cell>
              <table:table-cell office:value-type="float" office:value="69.568">
                <text:p>69.568</text:p>
              </table:table-cell>
              <table:table-cell office:value-type="float" office:value="80.698">
                <text:p>80.698</text:p>
              </table:table-cell>
              <table:table-cell office:value-type="float" office:value="105.062">
                <text:p>105.062</text:p>
              </table:table-cell>
              <table:table-cell office:value-type="float" office:value="135.265">
                <text:p>135.265</text:p>
              </table:table-cell>
            </table:table-row>
            <table:table-row>
              <table:table-cell office:value-type="string">
                <text:p>Miara kosinusowa, k=3</text:p>
              </table:table-cell>
              <table:table-cell office:value-type="float" office:value="73.531">
                <text:p>73.531</text:p>
              </table:table-cell>
              <table:table-cell office:value-type="float" office:value="78.397">
                <text:p>78.397</text:p>
              </table:table-cell>
              <table:table-cell office:value-type="float" office:value="95.753">
                <text:p>95.753</text:p>
              </table:table-cell>
              <table:table-cell office:value-type="float" office:value="121.824">
                <text:p>121.824</text:p>
              </table:table-cell>
            </table:table-row>
            <table:table-row>
              <table:table-cell office:value-type="string">
                <text:p>Miara kosinusowa, k=7</text:p>
              </table:table-cell>
              <table:table-cell office:value-type="float" office:value="70.115">
                <text:p>70.115</text:p>
              </table:table-cell>
              <table:table-cell office:value-type="float" office:value="79.311">
                <text:p>79.311</text:p>
              </table:table-cell>
              <table:table-cell office:value-type="float" office:value="96.662">
                <text:p>96.662</text:p>
              </table:table-cell>
              <table:table-cell office:value-type="float" office:value="122.671">
                <text:p>122.67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538cm" svg:height="7.653cm" xlink:href="." xlink:type="simple" chart:class="chart:bar" chart:style-name="ch1">
        <chart:legend chart:legend-position="bottom" svg:x="0.287cm" svg:y="6.873cm" chart:style-name="ch2"/>
        <chart:plot-area chart:style-name="ch3" chart:data-source-has-labels="both" svg:x="1.168cm" svg:y="0.747cm" svg:width="6.07cm" svg:height="4.985cm">
          <chartooo:coordinate-region svg:x="2.123cm" svg:y="0.949cm" svg:width="5.115cm" svg:height="4.131cm"/>
          <chart:axis chart:dimension="x" chart:name="primary-x" chart:style-name="ch4">
            <chart:title svg:x="1.983cm" svg:y="5.886cm" chart:style-name="ch5">
              <text:p>Liczba najbliższych sąsiadów</text:p>
            </chart:title>
            <chart:categories table:cell-range-address="local-table.$A$2:.$A$5"/>
          </chart:axis>
          <chart:axis chart:dimension="y" chart:name="primary-y" chart:style-name="ch6">
            <chart:title svg:x="0.451cm" svg:y="4.252cm" chart:style-name="ch7">
              <text:p>Skuteczność</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iara euklidesowa</text:p>
              </table:table-cell>
              <table:table-cell office:value-type="string">
                <text:p>Miara kosinusowa</text:p>
              </table:table-cell>
            </table:table-row>
          </table:table-header-rows>
          <table:table-rows>
            <table:table-row>
              <table:table-cell office:value-type="string">
                <text:p>3</text:p>
              </table:table-cell>
              <table:table-cell office:value-type="float" office:value="0.9243189">
                <text:p>0.9243189</text:p>
              </table:table-cell>
              <table:table-cell office:value-type="float" office:value="0.9434914">
                <text:p>0.9434914</text:p>
              </table:table-cell>
            </table:table-row>
            <table:table-row>
              <table:table-cell office:value-type="string">
                <text:p>5</text:p>
              </table:table-cell>
              <table:table-cell office:value-type="float" office:value="0.9152371">
                <text:p>0.9152371</text:p>
              </table:table-cell>
              <table:table-cell office:value-type="float" office:value="0.9404642">
                <text:p>0.9404642</text:p>
              </table:table-cell>
            </table:table-row>
            <table:table-row>
              <table:table-cell office:value-type="string">
                <text:p>7</text:p>
              </table:table-cell>
              <table:table-cell office:value-type="float" office:value="0.9071645">
                <text:p>0.9071645</text:p>
              </table:table-cell>
              <table:table-cell office:value-type="float" office:value="0.938446">
                <text:p>0.938446</text:p>
              </table:table-cell>
            </table:table-row>
            <table:table-row>
              <table:table-cell office:value-type="string">
                <text:p>11</text:p>
              </table:table-cell>
              <table:table-cell office:value-type="float" office:value="0.8980827">
                <text:p>0.8980827</text:p>
              </table:table-cell>
              <table:table-cell office:value-type="float" office:value="0.9243189">
                <text:p>0.924318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745cm" svg:height="8.327cm" xlink:href="." xlink:type="simple" chart:class="chart:bar" chart:style-name="ch1">
        <chart:legend chart:legend-position="bottom" svg:x="0.061cm" svg:y="7.092cm" chart:style-name="ch2"/>
        <chart:plot-area chart:style-name="ch3" chart:data-source-has-labels="both" svg:x="1.192cm" svg:y="0.799cm" svg:width="7.205cm" svg:height="5.139cm">
          <chartooo:coordinate-region svg:x="2.147cm" svg:y="1.001cm" svg:width="6.25cm" svg:height="4.285cm"/>
          <chart:axis chart:dimension="x" chart:name="primary-x" chart:style-name="ch4">
            <chart:title svg:x="1.266cm" svg:y="6.105cm" chart:style-name="ch5">
              <text:p>Pozostawiona część sumy wartości osobliwych</text:p>
            </chart:title>
            <chart:categories table:cell-range-address="local-table.$B$1:.$E$1"/>
          </chart:axis>
          <chart:axis chart:dimension="y" chart:name="primary-y" chart:style-name="ch6">
            <chart:title svg:x="0.451cm" svg:y="4.029cm" chart:style-name="ch7">
              <text:p>FP Rate</text:p>
            </chart:title>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text:p>
              </table:table-cell>
              <table:table-cell office:value-type="string">
                <text:p>30%</text:p>
              </table:table-cell>
              <table:table-cell office:value-type="string">
                <text:p>50%</text:p>
              </table:table-cell>
              <table:table-cell office:value-type="string">
                <text:p>70%</text:p>
              </table:table-cell>
            </table:table-row>
          </table:table-header-rows>
          <table:table-rows>
            <table:table-row>
              <table:table-cell office:value-type="string">
                <text:p>Miara euklidesowa, k=3</text:p>
              </table:table-cell>
              <table:table-cell office:value-type="float" office:value="0.035">
                <text:p>0.035</text:p>
              </table:table-cell>
              <table:table-cell office:value-type="float" office:value="0.023">
                <text:p>0.023</text:p>
              </table:table-cell>
              <table:table-cell office:value-type="float" office:value="0.038">
                <text:p>0.038</text:p>
              </table:table-cell>
              <table:table-cell office:value-type="float" office:value="0.049">
                <text:p>0.049</text:p>
              </table:table-cell>
            </table:table-row>
            <table:table-row>
              <table:table-cell office:value-type="string">
                <text:p>Miara euklidesowa, k=7</text:p>
              </table:table-cell>
              <table:table-cell office:value-type="float" office:value="0.034">
                <text:p>0.034</text:p>
              </table:table-cell>
              <table:table-cell office:value-type="float" office:value="0.025">
                <text:p>0.025</text:p>
              </table:table-cell>
              <table:table-cell office:value-type="float" office:value="0.035">
                <text:p>0.035</text:p>
              </table:table-cell>
              <table:table-cell office:value-type="float" office:value="0.042">
                <text:p>0.042</text:p>
              </table:table-cell>
            </table:table-row>
            <table:table-row>
              <table:table-cell office:value-type="string">
                <text:p>Miara kosinusowa, k=3</text:p>
              </table:table-cell>
              <table:table-cell office:value-type="float" office:value="0.04">
                <text:p>0.04</text:p>
              </table:table-cell>
              <table:table-cell office:value-type="float" office:value="0.029">
                <text:p>0.029</text:p>
              </table:table-cell>
              <table:table-cell office:value-type="float" office:value="0.042">
                <text:p>0.042</text:p>
              </table:table-cell>
              <table:table-cell office:value-type="float" office:value="0.038">
                <text:p>0.038</text:p>
              </table:table-cell>
            </table:table-row>
            <table:table-row>
              <table:table-cell office:value-type="string">
                <text:p>Miara kosinusowa, k=7</text:p>
              </table:table-cell>
              <table:table-cell office:value-type="float" office:value="0.037">
                <text:p>0.037</text:p>
              </table:table-cell>
              <table:table-cell office:value-type="float" office:value="0.036">
                <text:p>0.036</text:p>
              </table:table-cell>
              <table:table-cell office:value-type="float" office:value="0.047">
                <text:p>0.047</text:p>
              </table:table-cell>
              <table:table-cell office:value-type="float" office:value="0.047">
                <text:p>0.04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8.066cm" svg:height="8.157cm" xlink:href="." xlink:type="simple" chart:class="chart:bar" chart:style-name="ch1">
        <chart:legend chart:legend-position="bottom" svg:x="0.552cm" svg:y="5.557cm" chart:style-name="ch2"/>
        <chart:plot-area chart:style-name="ch3" chart:data-source-has-labels="both" svg:x="1.179cm" svg:y="0.787cm" svg:width="6.565cm" svg:height="4.187cm">
          <chartooo:coordinate-region svg:x="2.134cm" svg:y="0.989cm" svg:width="5.61cm" svg:height="3.784cm"/>
          <chart:axis chart:dimension="x" chart:name="primary-x" chart:style-name="ch4">
            <chart:categories table:cell-range-address="local-table.$A$2:.$A$2"/>
          </chart:axis>
          <chart:axis chart:dimension="y" chart:name="primary-y" chart:style-name="ch5">
            <chart:title svg:x="0.451cm" svg:y="3.893cm" chart:style-name="ch6">
              <text:p>Skuteczność</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series chart:style-name="ch12" chart:values-cell-range-address="local-table.$F$2:.$F$2" chart:label-cell-address="local-table.$F$1" chart:class="chart:bar">
            <chart:data-point/>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aiwny Klasyfikator Bayessowski</text:p>
              </table:table-cell>
              <table:table-cell office:value-type="string">
                <text:p>Klasyfikator kNN, k=3</text:p>
              </table:table-cell>
              <table:table-cell office:value-type="string">
                <text:p>Klasyfikator kNN, k=7</text:p>
              </table:table-cell>
              <table:table-cell office:value-type="string">
                <text:p>Klasyfikator kNN w przestrzeni LSA, k=3</text:p>
              </table:table-cell>
              <table:table-cell office:value-type="string">
                <text:p>Klasyfikator kNN w przestrzeni LSA, k=7</text:p>
              </table:table-cell>
            </table:table-row>
          </table:table-header-rows>
          <table:table-rows>
            <table:table-row>
              <table:table-cell office:value-type="string">
                <text:p/>
              </table:table-cell>
              <table:table-cell office:value-type="float" office:value="0.9198397">
                <text:p>0.9198397</text:p>
              </table:table-cell>
              <table:table-cell office:value-type="float" office:value="0.9624248">
                <text:p>0.9624248</text:p>
              </table:table-cell>
              <table:table-cell office:value-type="float" office:value="0.9529058">
                <text:p>0.9529058</text:p>
              </table:table-cell>
              <table:table-cell office:value-type="float" office:value="0.9644289">
                <text:p>0.9644289</text:p>
              </table:table-cell>
              <table:table-cell office:value-type="float" office:value="0.9599198">
                <text:p>0.959919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vertic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draw:stroke="none" draw:fill-color="#579d1c" dr3d:edge-rounding="5%"/>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298cm" svg:height="7.847cm" xlink:href="." xlink:type="simple" chart:class="chart:bar" chart:style-name="ch1">
        <chart:legend chart:legend-position="bottom" svg:x="1.164cm" svg:y="5.256cm" chart:style-name="ch2"/>
        <chart:plot-area chart:style-name="ch3" chart:data-source-has-labels="both" svg:x="0.635cm" svg:y="0.759cm" svg:width="8.293cm" svg:height="3.344cm">
          <chartooo:coordinate-region svg:x="0.736cm" svg:y="0.759cm" svg:width="7.788cm" svg:height="2.692cm"/>
          <chart:axis chart:dimension="x" chart:name="primary-x" chart:style-name="ch4">
            <chart:categories table:cell-range-address="local-table.$B$1:.$B$1"/>
          </chart:axis>
          <chart:axis chart:dimension="y" chart:name="primary-y" chart:style-name="ch5">
            <chart:title svg:x="3.278cm" svg:y="4.26cm" chart:style-name="ch6">
              <text:p>Czas pracy na CPU</text:p>
            </chart:title>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series chart:style-name="ch11" chart:values-cell-range-address="local-table.$B$5:.$B$5" chart:label-cell-address="local-table.$A$5" chart:class="chart:bar">
            <chart:data-point/>
          </chart:series>
          <chart:series chart:style-name="ch12" chart:values-cell-range-address="local-table.$B$6:.$B$6" chart:label-cell-address="local-table.$A$6" chart:class="chart:bar">
            <chart:data-point/>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Naiwny Klasyfikator Bayessowski</text:p>
              </table:table-cell>
              <table:table-cell office:value-type="float" office:value="71.043">
                <text:p>71.043</text:p>
              </table:table-cell>
            </table:table-row>
            <table:table-row>
              <table:table-cell office:value-type="string">
                <text:p>Klasyfikator kNN, k=3</text:p>
              </table:table-cell>
              <table:table-cell office:value-type="float" office:value="950.061">
                <text:p>950.061</text:p>
              </table:table-cell>
            </table:table-row>
            <table:table-row>
              <table:table-cell office:value-type="string">
                <text:p>Klasyfikator kNN, k=7</text:p>
              </table:table-cell>
              <table:table-cell office:value-type="float" office:value="928.389">
                <text:p>928.389</text:p>
              </table:table-cell>
            </table:table-row>
            <table:table-row>
              <table:table-cell office:value-type="string">
                <text:p>Klasyfikator kNN w przestrzeni LSA, k=3</text:p>
              </table:table-cell>
              <table:table-cell office:value-type="float" office:value="35.402">
                <text:p>35.402</text:p>
              </table:table-cell>
            </table:table-row>
            <table:table-row>
              <table:table-cell office:value-type="string">
                <text:p>Klasyfikator kNN w przestrzeni LSA, k=7</text:p>
              </table:table-cell>
              <table:table-cell office:value-type="float" office:value="37.252">
                <text:p>37.252</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math xmlns="http://www.w3.org/1998/Math/MathML">
  <semantics>
    <mrow>
      <mi>d</mi>
      <mrow>
        <mi>'</mi>
        <mo stretchy="false">=</mo>
        <msup>
          <mi>S</mi>
          <mrow>
            <mo stretchy="false">−</mo>
            <mn>1</mn>
          </mrow>
        </msup>
      </mrow>
      <msup>
        <mi>T</mi>
        <mi>t</mi>
      </msup>
      <mi>d</mi>
    </mrow>
    <annotation encoding="StarMath 5.0">d' = S^-1 T^t d</annotation>
  </semantics>
</math>
</file>

<file path=Object 3/content.xml><?xml version="1.0" encoding="utf-8"?>
<math xmlns="http://www.w3.org/1998/Math/MathML">
  <semantics>
    <mrow>
      <mi>d</mi>
      <mo stretchy="false">=</mo>
      <msqrt>
        <mrow>
          <munderover>
            <mo stretchy="false">∑</mo>
            <mrow>
              <mi>i</mi>
              <mo stretchy="false">=</mo>
              <mn>1</mn>
            </mrow>
            <mi>n</mi>
          </munderover>
          <msup>
            <mrow>
              <mo stretchy="false">[</mo>
              <mrow>
                <msub>
                  <mi>a</mi>
                  <mi>i</mi>
                </msub>
                <mrow>
                  <mrow>
                    <mo stretchy="false">(</mo>
                    <msub>
                      <mi>x</mi>
                      <mn>1</mn>
                    </msub>
                    <mo stretchy="false">)</mo>
                  </mrow>
                  <mo stretchy="false">−</mo>
                  <msub>
                    <mi>a</mi>
                    <mi>i</mi>
                  </msub>
                </mrow>
                <mrow>
                  <mo stretchy="false">(</mo>
                  <msub>
                    <mi>x</mi>
                    <mn>2</mn>
                  </msub>
                  <mo stretchy="false">)</mo>
                </mrow>
              </mrow>
              <mo stretchy="false">]</mo>
            </mrow>
            <mn>2</mn>
          </msup>
        </mrow>
      </msqrt>
    </mrow>
    <annotation encoding="StarMath 5.0">d = sqrt{sum from{i=1} to{n} {[a_i(x_1) - a_i(x_2)]^2}}</annotation>
  </semantics>
</math>
</file>

<file path=Object 4/content.xml><?xml version="1.0" encoding="utf-8"?>
<math xmlns="http://www.w3.org/1998/Math/MathML">
  <semantics>
    <mrow>
      <mi>d</mi>
      <mo stretchy="false">=</mo>
      <mrow>
        <mn>1</mn>
        <mo stretchy="false">−</mo>
        <mfrac>
          <mrow>
            <msub>
              <mi>x</mi>
              <mn>1</mn>
            </msub>
            <mo stretchy="false">⋅</mo>
            <msub>
              <mi>x</mi>
              <mn>2</mn>
            </msub>
          </mrow>
          <mrow>
            <mrow>
              <mo stretchy="false">∥</mo>
              <msub>
                <mi>x</mi>
                <mn>1</mn>
              </msub>
              <mo stretchy="false">∥</mo>
            </mrow>
            <mrow>
              <mo stretchy="false">∥</mo>
              <msub>
                <mi>x</mi>
                <mn>2</mn>
              </msub>
              <mo stretchy="false">∥</mo>
            </mrow>
          </mrow>
        </mfrac>
      </mrow>
    </mrow>
    <annotation encoding="StarMath 5.0">d = 1 - {{x_1 cdot x_2} over {ldline x_1 rdline ldline x_2 rdline}}</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91cm" svg:height="7.422cm" xlink:href="." xlink:type="simple" chart:class="chart:bar" chart:style-name="ch1">
        <chart:plot-area chart:style-name="ch2" chart:data-source-has-labels="both" svg:x="1.313cm" svg:y="0.727cm" svg:width="12.888cm" svg:height="5.559cm">
          <chartooo:coordinate-region svg:x="1.866cm" svg:y="0.879cm" svg:width="12.335cm" svg:height="4.855cm"/>
          <chart:axis chart:dimension="x" chart:name="primary-x" chart:style-name="ch3">
            <chart:title svg:x="3.814cm" svg:y="6.435cm" chart:style-name="ch4">
              <text:p>Procentowy udział spamu w zbiorze treningowym [%]</text:p>
            </chart:title>
            <chart:categories table:cell-range-address="local-table.$B$1:.$D$1"/>
          </chart:axis>
          <chart:axis chart:dimension="y" chart:name="primary-y" chart:style-name="ch5">
            <chart:title svg:x="0.451cm" svg:y="7.358cm" chart:style-name="ch6">
              <text:p>Procent poprawnych odpowiedzi klasyfikatora [%]</text:p>
            </chart:title>
            <chart:grid chart:style-name="ch7" chart:class="major"/>
          </chart:axis>
          <chart:series chart:style-name="ch8" chart:values-cell-range-address="local-table.$B$2:.$D$2" chart:label-cell-address="local-table.$A$2"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16</text:p>
              </table:table-cell>
              <table:table-cell office:value-type="float" office:value="87.1">
                <text:p>87.1</text:p>
              </table:table-cell>
              <table:table-cell office:value-type="float" office:value="82.8">
                <text:p>82.8</text:p>
              </table:table-cell>
              <table:table-cell office:value-type="float" office:value="79.5">
                <text:p>79.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chart-properties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693cm" svg:height="6.406cm" xlink:href="." xlink:type="simple" chart:class="chart:bar" chart:style-name="ch1">
        <chart:plot-area chart:style-name="ch2" chart:data-source-has-labels="both" svg:x="1.191cm" svg:y="0.647cm" svg:width="7.156cm" svg:height="4.643cm">
          <chartooo:coordinate-region svg:x="1.744cm" svg:y="0.799cm" svg:width="6.603cm" svg:height="3.939cm"/>
          <chart:axis chart:dimension="x" chart:name="primary-x" chart:style-name="ch3">
            <chart:title svg:x="2.697cm" svg:y="5.521cm" chart:style-name="ch4">
              <text:p>Procentowy udział spamu</text:p>
            </chart:title>
            <chart:categories table:cell-range-address="local-table.$B$1:.$D$1"/>
          </chart:axis>
          <chart:axis chart:dimension="y" chart:name="primary-y" chart:style-name="ch5">
            <chart:title svg:x="0.451cm" svg:y="4.949cm" chart:style-name="ch6">
              <text:p>Ilość błędów false-positive</text:p>
            </chart:title>
            <chart:grid chart:style-name="ch7" chart:class="major"/>
          </chart:axis>
          <chart:series chart:style-name="ch8" chart:values-cell-range-address="local-table.$B$2:.$D$2" chart:label-cell-address="local-table.$A$2"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3</text:p>
              </table:table-cell>
              <table:table-cell office:value-type="float" office:value="13">
                <text:p>13</text:p>
              </table:table-cell>
              <table:table-cell office:value-type="float" office:value="12">
                <text:p>12</text:p>
              </table:table-cell>
              <table:table-cell office:value-type="float" office:value="4">
                <text:p>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693cm" svg:height="7.889cm" xlink:href="." xlink:type="simple" chart:class="chart:bar" chart:style-name="ch1">
        <chart:plot-area chart:style-name="ch2" chart:data-source-has-labels="both" svg:x="1.191cm" svg:y="0.763cm" svg:width="7.156cm" svg:height="5.981cm">
          <chartooo:coordinate-region svg:x="2.146cm" svg:y="0.965cm" svg:width="6.201cm" svg:height="5.127cm"/>
          <chart:axis chart:dimension="x" chart:name="primary-x" chart:style-name="ch3">
            <chart:title svg:x="1.945cm" svg:y="6.902cm" chart:style-name="ch4">
              <text:p>Liczba wymaganych głosów, dla k=11</text:p>
            </chart:title>
            <chart:categories table:cell-range-address="local-table.$A$2:.$A$9"/>
          </chart:axis>
          <chart:axis chart:dimension="y" chart:name="primary-y" chart:style-name="ch5">
            <chart:title svg:x="0.451cm" svg:y="4.766cm" chart:style-name="ch6">
              <text:p>Skuteczność</text:p>
            </chart:title>
            <chart:grid chart:style-name="ch7" chart:class="major"/>
          </chart:axis>
          <chart:series chart:style-name="ch8" chart:values-cell-range-address="local-table.$B$2:.$B$9" chart:label-cell-address="local-table.$B$1" chart:class="chart:bar">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kuteczność</text:p>
              </table:table-cell>
            </table:table-row>
          </table:table-header-rows>
          <table:table-rows>
            <table:table-row>
              <table:table-cell office:value-type="string">
                <text:p>4</text:p>
              </table:table-cell>
              <table:table-cell office:value-type="float" office:value="0.9479857">
                <text:p>0.9479857</text:p>
              </table:table-cell>
            </table:table-row>
            <table:table-row>
              <table:table-cell office:value-type="string">
                <text:p>5</text:p>
              </table:table-cell>
              <table:table-cell office:value-type="float" office:value="0.9515553">
                <text:p>0.9515553</text:p>
              </table:table-cell>
            </table:table-row>
            <table:table-row>
              <table:table-cell office:value-type="string">
                <text:p>6</text:p>
              </table:table-cell>
              <table:table-cell office:value-type="float" office:value="0.9490056">
                <text:p>0.9490056</text:p>
              </table:table-cell>
            </table:table-row>
            <table:table-row>
              <table:table-cell office:value-type="string">
                <text:p>7</text:p>
              </table:table-cell>
              <table:table-cell office:value-type="float" office:value="0.9459459">
                <text:p>0.9459459</text:p>
              </table:table-cell>
            </table:table-row>
            <table:table-row>
              <table:table-cell office:value-type="string">
                <text:p>8</text:p>
              </table:table-cell>
              <table:table-cell office:value-type="float" office:value="0.9403366">
                <text:p>0.9403366</text:p>
              </table:table-cell>
            </table:table-row>
            <table:table-row>
              <table:table-cell office:value-type="string">
                <text:p>9</text:p>
              </table:table-cell>
              <table:table-cell office:value-type="float" office:value="0.9342172">
                <text:p>0.9342172</text:p>
              </table:table-cell>
            </table:table-row>
            <table:table-row>
              <table:table-cell office:value-type="string">
                <text:p>10</text:p>
              </table:table-cell>
              <table:table-cell office:value-type="float" office:value="0.9066803">
                <text:p>0.9066803</text:p>
              </table:table-cell>
            </table:table-row>
            <table:table-row>
              <table:table-cell office:value-type="string">
                <text:p>11</text:p>
              </table:table-cell>
              <table:table-cell office:value-type="float" office:value="0.872514">
                <text:p>0.87251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619cm" svg:height="6.543cm" xlink:href="." xlink:type="simple" chart:class="chart:bar" chart:style-name="ch1">
        <chart:plot-area chart:style-name="ch2" chart:data-source-has-labels="both" svg:x="1.19cm" svg:y="0.655cm" svg:width="7.085cm" svg:height="4.77cm">
          <chartooo:coordinate-region svg:x="1.743cm" svg:y="0.807cm" svg:width="6.532cm" svg:height="4.066cm"/>
          <chart:axis chart:dimension="x" chart:name="primary-x" chart:style-name="ch3">
            <chart:title svg:x="0.733cm" svg:y="5.556cm" chart:style-name="ch4">
              <text:p>Procentowy udział spamu w zbiorze treningowym [%]</text:p>
            </chart:title>
            <chart:categories table:cell-range-address="local-table.$B$1:.$D$1"/>
          </chart:axis>
          <chart:axis chart:dimension="y" chart:name="primary-y" chart:style-name="ch5">
            <chart:title svg:x="0.451cm" svg:y="5.071cm" chart:style-name="ch6">
              <text:p>Ilość błędów false-negative</text:p>
            </chart:title>
            <chart:grid chart:style-name="ch7" chart:class="major"/>
          </chart:axis>
          <chart:series chart:style-name="ch8" chart:values-cell-range-address="local-table.$B$2:.$D$2" chart:label-cell-address="local-table.$A$2"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10</text:p>
              </table:table-cell>
              <table:table-cell office:value-type="float" office:value="25">
                <text:p>25</text:p>
              </table:table-cell>
              <table:table-cell office:value-type="float" office:value="39">
                <text:p>39</text:p>
              </table:table-cell>
              <table:table-cell office:value-type="float" office:value="57">
                <text:p>5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96cm" svg:height="7.889cm" xlink:href="." xlink:type="simple" chart:class="chart:bar" chart:style-name="ch1">
        <chart:legend chart:legend-position="bottom" svg:x="2.576cm" svg:y="7.109cm" chart:style-name="ch2"/>
        <chart:plot-area chart:style-name="ch3" chart:data-source-has-labels="both" svg:x="1.195cm" svg:y="0.763cm" svg:width="7.347cm" svg:height="5.201cm">
          <chartooo:coordinate-region svg:x="1.949cm" svg:y="0.966cm" svg:width="6.593cm" svg:height="4.346cm"/>
          <chart:axis chart:dimension="x" chart:name="primary-x" chart:style-name="ch4">
            <chart:title svg:x="2.044cm" svg:y="6.122cm" chart:style-name="ch5">
              <text:p>Liczba wymaganych głosów, dla k=11</text:p>
            </chart:title>
            <chart:categories table:cell-range-address="local-table.$A$2:.$A$9"/>
          </chart:axis>
          <chart:axis chart:dimension="y" chart:name="primary-y" chart:style-name="ch6">
            <chart:title svg:x="0.451cm" svg:y="4.854cm" chart:style-name="ch7">
              <text:p>Suma FP i TP Rate</text:p>
            </chart:title>
            <chart:grid chart:style-name="ch8" chart:class="major"/>
          </chart:axis>
          <chart:series chart:style-name="ch9" chart:values-cell-range-address="local-table.$B$2:.$B$9" chart:label-cell-address="local-table.$B$1" chart:class="chart:bar">
            <chart:data-point chart:repeated="8"/>
          </chart:series>
          <chart:series chart:style-name="ch10" chart:values-cell-range-address="local-table.$C$2:.$C$9" chart:label-cell-address="local-table.$C$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P Rate</text:p>
              </table:table-cell>
              <table:table-cell office:value-type="string">
                <text:p>TP Rate</text:p>
              </table:table-cell>
            </table:table-row>
          </table:table-header-rows>
          <table:table-rows>
            <table:table-row>
              <table:table-cell office:value-type="string">
                <text:p>4</text:p>
              </table:table-cell>
              <table:table-cell office:value-type="float" office:value="0.067">
                <text:p>0.067</text:p>
              </table:table-cell>
              <table:table-cell office:value-type="float" office:value="0.9635796">
                <text:p>0.9635796</text:p>
              </table:table-cell>
            </table:table-row>
            <table:table-row>
              <table:table-cell office:value-type="string">
                <text:p>5</text:p>
              </table:table-cell>
              <table:table-cell office:value-type="float" office:value="0.049">
                <text:p>0.049</text:p>
              </table:table-cell>
              <table:table-cell office:value-type="float" office:value="0.9521332">
                <text:p>0.9521332</text:p>
              </table:table-cell>
            </table:table-row>
            <table:table-row>
              <table:table-cell office:value-type="string">
                <text:p>6</text:p>
              </table:table-cell>
              <table:table-cell office:value-type="float" office:value="0.033">
                <text:p>0.033</text:p>
              </table:table-cell>
              <table:table-cell office:value-type="float" office:value="0.930281">
                <text:p>0.930281</text:p>
              </table:table-cell>
            </table:table-row>
            <table:table-row>
              <table:table-cell office:value-type="string">
                <text:p>7</text:p>
              </table:table-cell>
              <table:table-cell office:value-type="float" office:value="0.025">
                <text:p>0.025</text:p>
              </table:table-cell>
              <table:table-cell office:value-type="float" office:value="0.9157128">
                <text:p>0.9157128</text:p>
              </table:table-cell>
            </table:table-row>
            <table:table-row>
              <table:table-cell office:value-type="string">
                <text:p>8</text:p>
              </table:table-cell>
              <table:table-cell office:value-type="float" office:value="0.019">
                <text:p>0.019</text:p>
              </table:table-cell>
              <table:table-cell office:value-type="float" office:value="0.8980229">
                <text:p>0.8980229</text:p>
              </table:table-cell>
            </table:table-row>
            <table:table-row>
              <table:table-cell office:value-type="string">
                <text:p>9</text:p>
              </table:table-cell>
              <table:table-cell office:value-type="float" office:value="0.016">
                <text:p>0.016</text:p>
              </table:table-cell>
              <table:table-cell office:value-type="float" office:value="0.8824142">
                <text:p>0.8824142</text:p>
              </table:table-cell>
            </table:table-row>
            <table:table-row>
              <table:table-cell office:value-type="string">
                <text:p>10</text:p>
              </table:table-cell>
              <table:table-cell office:value-type="float" office:value="0.012">
                <text:p>0.012</text:p>
              </table:table-cell>
              <table:table-cell office:value-type="float" office:value="0.8220604">
                <text:p>0.8220604</text:p>
              </table:table-cell>
            </table:table-row>
            <table:table-row>
              <table:table-cell office:value-type="string">
                <text:p>11</text:p>
              </table:table-cell>
              <table:table-cell office:value-type="float" office:value="0.003">
                <text:p>0.003</text:p>
              </table:table-cell>
              <table:table-cell office:value-type="float" office:value="0.7429761">
                <text:p>0.742976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